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70000011686D7ABC2BDA241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5" style:family="paragraph">
      <loext:graphic-properties draw:fill="solid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7" style:family="paragraph">
      <loext:graphic-properties draw:fill="solid" draw:fill-color="#ffffff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font-name="Comic Sans MS" fo:font-size="10pt" fo:language="fr" fo:country="FR" style:font-size-asian="10pt" style:language-asian="fr" style:country-asian="FR" style:font-size-complex="10pt" style:language-complex="fr" style:country-complex="FR"/>
    </style:style>
    <style:style style:name="T2" style:family="text">
      <style:text-properties fo:color="#000000" fo:language="fr" fo:country="FR" fo:font-weight="bold" style:language-asian="fr" style:country-asian="FR" style:font-weight-asian="bold" style:language-complex="fr" style:country-complex="FR" style:font-weight-complex="bold"/>
    </style:style>
    <style:style style:name="T3" style:family="text">
      <style:text-properties fo:color="#669900" fo:language="fr" fo:country="FR" fo:font-weight="bold" style:language-asian="fr" style:country-asian="FR" style:font-weight-asian="bold" style:language-complex="fr" style:country-complex="FR" style:font-weight-complex="bold"/>
    </style:style>
    <style:style style:name="T4" style:family="text">
      <style:text-properties fo:color="#ff6600" fo:language="fr" fo:country="FR" fo:font-weight="bold" style:language-asian="fr" style:country-asian="FR" style:font-weight-asian="bold" style:language-complex="fr" style:country-complex="F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99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Обычный">
        <draw:g draw:name="Group 2">
          <draw:custom-shape draw:name="Rectangle 3" draw:style-name="gr1" draw:text-style-name="P2" draw:layer="layout" svg:width="4.177cm" svg:height="0.684cm" svg:x="13.027cm" svg:y="8.752cm">
            <text:list text:style-name="L1">
              <text:list-header>
                <text:p text:style-name="P1"><text:span text:style-name="T1">Matthias Hahn, 2000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Picture 4" draw:style-name="gr2" draw:text-style-name="P3" draw:layer="layout" svg:width="16.541cm" svg:height="8.454cm" svg:x="0.567cm" svg:y="0.4cm">
            <draw:image xlink:href="Pictures/10000000000001E70000011686D7ABC2BDA24127.jpg" xlink:type="simple" xlink:show="embed" xlink:actuate="onLoad">
              <text:p/>
            </draw:image>
          </draw:frame>
        </draw:g>
        <draw:custom-shape draw:name="Text Box 5" draw:style-name="gr3" draw:text-style-name="P5" draw:layer="layout" svg:width="5.2cm" svg:height="1.023cm" svg:x="0.8cm" svg:y="0.177cm">
          <text:list text:style-name="L2">
            <text:list-header>
              <text:p text:style-name="P4"><text:span text:style-name="T2">Penet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5" draw:layer="layout" svg:width="5.3cm" svg:height="2.181cm" svg:x="4.9cm" svg:y="0.2cm">
          <text:list text:style-name="L3">
            <text:list-header>
              <text:p text:style-name="P4"><text:span text:style-name="T3">Mycelial growth</text:span></text:p>
              <text:p text:style-name="P4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7" draw:style-name="gr5" draw:text-style-name="P7" draw:layer="layout" svg:width="5.2cm" svg:height="1.023cm" svg:x="9.9cm" svg:y="0.2cm">
          <text:list text:style-name="L4">
            <text:list-header>
              <text:p text:style-name="P6"><text:span text:style-name="T4">Sporulation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6:05:29.126234568</meta:creation-date>
    <dc:date>2017-06-24T16:17:37.126238356</dc:date>
    <meta:editing-duration>PT1M44S</meta:editing-duration>
    <meta:editing-cycles>1</meta:editing-cycles>
    <meta:document-statistic meta:object-count="6"/>
    <meta:generator>LibreOffice/5.1.6.2$Linux_X86_64 LibreOffice_project/10m0$Build-2</meta:generator>
  </office:meta>
</office:document-meta>
</file>